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1501" officeooo:paragraph-rsid="00141501"/>
    </style:style>
    <style:style style:name="P2" style:family="paragraph" style:parent-style-name="Standard">
      <style:text-properties officeooo:rsid="0015e080" officeooo:paragraph-rsid="0015e080"/>
    </style:style>
    <style:style style:name="P3" style:family="paragraph" style:parent-style-name="Standard">
      <style:text-properties officeooo:rsid="001b6801" officeooo:paragraph-rsid="001b6801"/>
    </style:style>
    <style:style style:name="P4" style:family="paragraph" style:parent-style-name="Standard">
      <style:text-properties officeooo:rsid="001c53d3" officeooo:paragraph-rsid="001c53d3"/>
    </style:style>
    <style:style style:name="P5" style:family="paragraph" style:parent-style-name="Standard" style:master-page-name="">
      <loext:graphic-properties draw:fill="none"/>
      <style:paragraph-properties fo:margin-left="1.199cm" fo:margin-right="0cm" fo:text-indent="-1.199cm" style:auto-text-indent="false" style:page-number="auto" fo:background-color="transparent"/>
      <style:text-properties officeooo:rsid="0015e080" officeooo:paragraph-rsid="0015e080"/>
    </style:style>
    <style:style style:name="P6" style:family="paragraph" style:parent-style-name="Standard">
      <loext:graphic-properties draw:fill="none"/>
      <style:paragraph-properties fo:margin-left="1.199cm" fo:margin-right="0cm" fo:text-indent="-1.199cm" style:auto-text-indent="false" fo:background-color="transparent"/>
      <style:text-properties officeooo:rsid="0015e080" officeooo:paragraph-rsid="0016305e"/>
    </style:style>
    <style:style style:name="P7" style:family="paragraph" style:parent-style-name="Standard">
      <loext:graphic-properties draw:fill="none"/>
      <style:paragraph-properties fo:margin-left="1.199cm" fo:margin-right="0cm" fo:text-indent="-1.199cm" style:auto-text-indent="false" fo:background-color="transparent"/>
      <style:text-properties officeooo:rsid="0015e080" officeooo:paragraph-rsid="0015e080"/>
    </style:style>
    <style:style style:name="P8" style:family="paragraph" style:parent-style-name="Standard">
      <loext:graphic-properties draw:fill="none"/>
      <style:paragraph-properties fo:margin-left="1.199cm" fo:margin-right="0cm" fo:text-indent="-1.199cm" style:auto-text-indent="false" fo:background-color="transparent"/>
      <style:text-properties officeooo:rsid="0015e080" officeooo:paragraph-rsid="0016fe13"/>
    </style:style>
    <style:style style:name="P9" style:family="paragraph" style:parent-style-name="Standard">
      <style:text-properties officeooo:rsid="001c4a9f" officeooo:paragraph-rsid="0015e080"/>
    </style:style>
    <style:style style:name="P10" style:family="paragraph" style:parent-style-name="Standard">
      <style:text-properties officeooo:rsid="001c53d3" officeooo:paragraph-rsid="001c53d3"/>
    </style:style>
    <style:style style:name="P11" style:family="paragraph" style:parent-style-name="Standard">
      <style:text-properties officeooo:rsid="001f0368" officeooo:paragraph-rsid="001f0368"/>
    </style:style>
    <style:style style:name="P12" style:family="paragraph" style:parent-style-name="Heading_20_1">
      <style:text-properties officeooo:rsid="0019e1a9" officeooo:paragraph-rsid="0019e1a9"/>
    </style:style>
    <style:style style:name="T1" style:family="text">
      <style:text-properties officeooo:rsid="0016305e"/>
    </style:style>
    <style:style style:name="T2" style:family="text">
      <style:text-properties fo:font-weight="bold" style:font-weight-asian="bold" style:font-weight-complex="bold"/>
    </style:style>
    <style:style style:name="T3" style:family="text">
      <style:text-properties fo:font-weight="bold" officeooo:rsid="0016305e" style:font-weight-asian="bold" style:font-weight-complex="bold"/>
    </style:style>
    <style:style style:name="T4" style:family="text">
      <style:text-properties fo:font-weight="bold" officeooo:rsid="0016fe13" style:font-weight-asian="bold" style:font-weight-complex="bold"/>
    </style:style>
    <style:style style:name="T5" style:family="text">
      <style:text-properties fo:font-weight="normal" officeooo:rsid="0016305e" style:font-weight-asian="normal" style:font-weight-complex="normal"/>
    </style:style>
    <style:style style:name="T6" style:family="text">
      <style:text-properties fo:font-weight="normal" officeooo:rsid="0016fe13" style:font-weight-asian="normal" style:font-weight-complex="normal"/>
    </style:style>
    <style:style style:name="T7" style:family="text">
      <style:text-properties officeooo:rsid="00185038"/>
    </style:style>
    <style:style style:name="T8" style:family="text">
      <style:text-properties officeooo:rsid="001dee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Strategy</text:p>
      <text:p text:style-name="P1"/>
      <text:p text:style-name="P2">The CScrape library is designed for compatability with several processor architectures and compilers. <text:s/>In order to ensure the library works with a particular compiler/architecture, we need to compile example C source code and compare the compiler results with the CScrape results. <text:s/>In order to get C source code results, we need to compile the test source code with a cross compiler and run the compiled test on a simulator.</text:p>
      <text:p text:style-name="P2"/>
      <text:p text:style-name="P2">The tests we<text:span text:style-name="T8">re</text:span> deveoped on a virtual machine running Linux Mint. <text:s/><text:span text:style-name="T7">Note that as long as the C source test files are not modified, it sould not be necessary to install cross compilers and simulators. <text:s/>The will not require a virtual machine.</text:span></text:p>
      <text:p text:style-name="P2"/>
      <text:h text:style-name="Heading_20_1" text:outline-level="1">Test folder contents</text:h>
      <text:p text:style-name="P2"/>
      <text:p text:style-name="P5"><text:span text:style-name="T2">test</text:span><text:line-break/><text:span text:style-name="T1">The test folder is designed to ensure that every function of the CScrape library is functioning correctly for all supported compilers and architectures.</text:span></text:p>
      <text:p text:style-name="P8"><text:span text:style-name="T2">test/</text:span><text:span text:style-name="T4">simulator_tests.py</text:span><text:span text:style-name="T1"><text:line-break/>This script is responsible for executing all of the tests. <text:s/>It will produce a final line which hopefully will say that not of the tests produced any errors.</text:span></text:p>
      <text:p text:style-name="P8"><text:span text:style-name="T2">test/</text:span><text:span text:style-name="T3">Test Strategy.odt</text:span><text:span text:style-name="T1"><text:line-break/>This document</text:span></text:p>
      <text:p text:style-name="P6"><text:span text:style-name="T2">test/simulators/</text:span><text:line-break/><text:span text:style-name="T1">The ‘simulators’ folder contain a list of folders each representing a compiler. </text:span></text:p>
      <text:p text:style-name="P6"><text:span text:style-name="T2">test/simulators/&lt;simulator folder&gt;/</text:span><text:line-break/><text:span text:style-name="T1">This folder contains a series of sub-folders whose names describe the compiler used. E.g. ‘gcc5_arm32_m3_little’ means the C test source will be compiled by the GGC5 cross compiler for an ARM M3 processor with little endian numbers.</text:span></text:p>
      <text:p text:style-name="P6"><text:span text:style-name="T2">test/simulators/&lt;simulator folder&gt;/&lt;name of simulator&gt;/</text:span><text:line-break/></text:p>
      <text:p text:style-name="P7"><text:span text:style-name="T2">test/simulators/&lt;simulator folder&gt;/&lt;name of simulator&gt;/compile_and_run</text:span><text:line-break/><text:span text:style-name="T1">Each simulator folder has this script. It is responsible for compiling and running the C source files supplied on the command line. The results are places in cach folders. This file should describe how to install the required tools on the virtual machine.</text:span></text:p>
      <text:p text:style-name="P7"><text:span text:style-name="T2">test/simulators/&lt;simulator folder&gt;/&lt;name of simulator&gt;/&lt;cache folders&gt;/</text:span><text:line-break/><text:span text:style-name="T1">The cache folders hold the results of tests run with the simulator. Each test folder has the name ‘cach_&lt;name of test’. <text:s/></text:span></text:p>
      <text:p text:style-name="P6"><text:span text:style-name="T2">test/simulators/&lt;simulator folder&gt;/&lt;name of simulator&gt;/&lt;cache folders&gt;/</text:span><text:span text:style-name="T3">results.txt<text:line-break/></text:span><text:span text:style-name="T5">The results.txt file is the output from the C test executed by the simulator.</text:span></text:p>
      <text:p text:style-name="P6"><text:span text:style-name="T2">test/simulators/&lt;simulator folder&gt;/&lt;name of simulator&gt;/&lt;cache folders&gt;/</text:span><text:span text:style-name="T3">results.map</text:span><text:span text:style-name="T2"><text:line-break/></text:span><text:span text:style-name="T5">The results.map file is map file produced by the cross compiler linker.</text:span></text:p>
      <text:p text:style-name="P6"><text:span text:style-name="T2">test/simulators/&lt;simulator folder&gt;/&lt;name of simulator&gt;/&lt;cache folders&gt;/</text:span><text:span text:style-name="T3">&lt;c source files&gt;<text:line-break/></text:span><text:span text:style-name="T5">The C source files are copies of the C source test files in each of the tests. <text:s/>They are cached to allow the test script to decide if the simulator needs to be used. <text:s/>If the cached test files match the C source test files, the compilation/run stage is scipped and the cached result files are used. This means a developer does not need to install all the simulators/cross compilers as long as the C test files are not modified.</text:span></text:p>
      <text:p text:style-name="P7"><text:soft-page-break/><text:span text:style-name="T2">test/simulator_source_test_files/&lt;name of test&gt;/</text:span><text:line-break/><text:span text:style-name="T1">Each test has its own folder</text:span></text:p>
      <text:p text:style-name="P7"><text:span text:style-name="T2">test/simulator_source_test_files/&lt;name of test&gt;/parse_results.py</text:span><text:line-break/><text:span text:style-name="T1">Each test folder has this file. <text:s/>It is responsible for examining the results.txt and results.map files and ensuring the results match the expected results from the C source tests.</text:span></text:p>
      <text:p text:style-name="P8"><text:span text:style-name="T2">test/simulator_source_test_files/&lt;name of test&gt;/&lt;c source files&gt;<text:line-break/></text:span><text:span text:style-name="T6">These files are compiled and executed. They produce an output file describing how the C source was compiled.</text:span><text:line-break/></text:p>
      <text:p text:style-name="P7"/>
      <text:h text:style-name="P12" text:outline-level="1">simulator_tests.py</text:h>
      <text:p text:style-name="P9">This script is used to execute the tests. <text:s/>If no parameters are given, then all tests are executed against all compilers/simulators. <text:s/>Provided none of the C source test files have been altered, the script will use the cached copies of the results. This means that developers do not need to install all the different cross compilers to perform a test. <text:s/>The script can also be told to execute certain tests against certain simulators/compilers.</text:p>
      <text:p text:style-name="P2"/>
      <text:h text:style-name="Heading_20_1" text:outline-level="1">Adding a new compiler/simulator</text:h>
      <text:p text:style-name="P4">To add a new compiler/simulator, a developer simply needs to add a new sub-folder to the ‘simulators’ folder. <text:s/>The new sub-folder must have the script ‘compile_and_run’. See other examples to see what this script needs to do. <text:s/>The script should explain how to install the required tools in order to use the simulator. If ‘simulator_tests.py’ is commanded to use just the new simulator, existing compilers/simulators do not have to be installed.</text:p>
      <text:p text:style-name="P4"/>
      <text:p text:style-name="P11">It is usually best to add two compiler/simulator folders per compiler. <text:s/>One will compiler for minimum code size and one will compiler for maximum speed. <text:s/>If the compiler does pack data differently, this will show up in the results.</text:p>
      <text:h text:style-name="Heading_20_1" text:outline-level="1">Adding a new test</text:h>
      <text:p text:style-name="P4">If a new test is added, all compilers/simulatos need to be installed and tested. <text:s/>This should be done on a virtual machine for ease of use. <text:s/>To add the test, create a new test folder in ‘simulator_source_test_files’. <text:s/>This test folder must have a script called ‘parse_results.py’. <text:s/>See other tests for details about how to write this script. <text:s/>The script must exit with 0 is the test was successful and non-zero if there was a failu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0:32:15.145468774</meta:creation-date>
    <meta:generator>LibreOffice/5.1.6.2$Linux_X86_64 LibreOffice_project/10m0$Build-2</meta:generator>
    <dc:date>2017-05-14T15:04:09.483655111</dc:date>
    <meta:editing-duration>PT9H4M37S</meta:editing-duration>
    <meta:editing-cycles>8</meta:editing-cycles>
    <meta:document-statistic meta:table-count="0" meta:image-count="0" meta:object-count="0" meta:page-count="2" meta:paragraph-count="25" meta:word-count="756" meta:character-count="4948" meta:non-whitespace-character-count="4192"/>
  </office:meta>
</office:document-meta>
</file>